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Opcodes" style:family="table">
      <style:table-properties style:width="6.925in" table:align="margins" style:may-break-between-rows="true"/>
    </style:style>
    <style:style style:name="Opcodes.A" style:family="table-column">
      <style:table-column-properties style:column-width="1.1542in" style:rel-column-width="10922*"/>
    </style:style>
    <style:style style:name="Opcodes.B" style:family="table-column">
      <style:table-column-properties style:column-width="1.1542in" style:rel-column-width="10923*"/>
    </style:style>
    <style:style style:name="Opcod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pcodes.F1" style:family="table-cell">
      <style:table-cell-properties fo:padding="0.0382in" fo:border="0.0007in solid #000000"/>
    </style:style>
    <style:style style:name="Opcodes.A2" style:family="table-cell">
      <style:table-cell-properties fo:padding="0.0382in" fo:border-left="0.0007in solid #000000" fo:border-right="none" fo:border-top="none" fo:border-bottom="0.0007in solid #000000"/>
    </style:style>
    <style:style style:name="Opcodes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pcodes.163" style:family="table-row">
      <style:table-row-properties style:min-row-height="0.1146in"/>
    </style:style>
    <style:style style:name="P1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EPBP OPCODE LIST</text:p>
      <text:p text:style-name="Text_20_body">key:</text:p>
      <text:p text:style-name="Text_20_body">priority is 1 through 5, 5 means low priority, 1 means high.</text:p>
      <text:p text:style-name="Text_20_body">Reg is normal register. [reg] is register indirect address. Imm is immediate. It is assumed this is a dword, if not dword, then immb or immw or immd for byte word and dword respectively. [iptr] means immediate pointer to address. Immc is 32bit code address immediate. All opcodes are expanded. Immbc is relative byte code address, As is immwc. Immf is a 32bit float immediate.</text:p>
      <text:p text:style-name="Text_20_body">Reg represents both the float set of registers and integer set. If the top bit is 0 in the reg byte, it uses the integer set, if 1, then it uses float set.</text:p>
      <text:p text:style-name="Text_20_body">For functions that are integer or float only, they should be prefixed with I or f. </text:p>
      <text:p text:style-name="Text_20_body">whenever using [reg] the top bit determines if the memory points to an int or a float. Floats are always 32bit. So</text:p>
      <text:p text:style-name="Text_20_body"/>
      <text:p text:style-name="Text_20_body">Addressing modes:</text:p>
      <text:p text:style-name="Text_20_body">there are a few different methods. [reg] is indirect register. [reg+reg] is register indirect with register displacement. [iptr+reg] is immediate pointer with register displacement. [reg+[reg]] is register indirect with a register indirect displacement. [reg+imm8] is register indirect with 1 byte displacement. </text:p>
      <text:p text:style-name="Text_20_body">Note: all addressing is assumed to be dword unless postfixed with b,w,d. Such as [reg]w or [iptr]b. If it is made this way, the other arguments must also have a postfix</text:p>
      <text:p text:style-name="Text_20_body">also note: if it involves sign extending, an s is postfixed after the size postfix, such as mov regd immbs will sign extend immb</text:p>
      <text:p text:style-name="Text_20_body"/>
      <table:table table:name="Opcodes" table:style-name="Opcodes">
        <table:table-column table:style-name="Opcodes.A"/>
        <table:table-column table:style-name="Opcodes.B"/>
        <table:table-column table:style-name="Opcodes.A"/>
        <table:table-column table:style-name="Opcodes.B"/>
        <table:table-column table:style-name="Opcodes.A"/>
        <table:table-column table:style-name="Opcodes.B"/>
        <table:table-row>
          <table:table-cell table:style-name="Opcodes.A1" office:value-type="string">
            <text:p text:style-name="Table_20_Contents">Opcode Name</text:p>
          </table:table-cell>
          <table:table-cell table:style-name="Opcodes.A1" office:value-type="string">
            <text:p text:style-name="Table_20_Contents">Arg 1/target</text:p>
          </table:table-cell>
          <table:table-cell table:style-name="Opcodes.A1" office:value-type="string">
            <text:p text:style-name="Table_20_Contents">Arg 2</text:p>
          </table:table-cell>
          <table:table-cell table:style-name="Opcodes.A1" office:value-type="string">
            <text:p text:style-name="Table_20_Contents">Arg 3</text:p>
          </table:table-cell>
          <table:table-cell table:style-name="Opcodes.A1" office:value-type="string">
            <text:p text:style-name="Table_20_Contents">Priority</text:p>
          </table:table-cell>
          <table:table-cell table:style-name="Opcodes.F1" office:value-type="string">
            <text:p text:style-name="Table_20_Contents">Assigned Opcode #</text:p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 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 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[reg+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reg+(reg<text:span text:style-name="T1">1</text:span>)]</text:p>
          </table:table-cell>
          <table:table-cell table:style-name="Opcodes.A2" office:value-type="string">
            <text:p text:style-name="Table_20_Contents">[iptr+(reg<text:span text:style-name="T1">1</text:span><text:span text:style-name="T2">)</text:span>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reg+(reg<text:span text:style-name="T1">1</text:span>)]</text:p>
          </table:table-cell>
          <table:table-cell table:style-name="Opcodes.A2" office:value-type="string">
            <text:p text:style-name="Table_20_Contents">[iptr+(reg<text:span text:style-name="T1">1</text:span><text:span text:style-name="T2">)]</text:span>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>[reg]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+reg]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[reg]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 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dm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dm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 </text:p>
          </table:table-cell>
          <table:table-cell table:style-name="Opcodes.A2" office:value-type="string">
            <text:p text:style-name="Table_20_Contents">0 (implicit)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1(implicit)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t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f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b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t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f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x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4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TR(implicit)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ttr (set TR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Rttr (reset TR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TR(implicit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 table:style-name="Opcodes.163"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>0x00</text:p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>0xFF</text:p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--Not--</text:p>
          </table:table-cell>
          <table:table-cell table:style-name="Opcodes.A2" office:value-type="string">
            <text:p text:style-name="Table_20_Contents">-target/source-</text:p>
          </table:table-cell>
          <table:table-cell table:style-name="Opcodes.A2" office:value-type="string">
            <text:p text:style-name="Table_20_Contents">--source--</text:p>
          </table:table-cell>
          <table:table-cell table:style-name="Opcodes.A2" office:value-type="string">
            <text:p text:style-name="Table_20_Contents">--</text:p>
          </table:table-cell>
          <table:table-cell table:style-name="Opcodes.A2" office:value-type="string">
            <text:p text:style-name="Table_20_Contents">--</text:p>
          </table:table-cell>
          <table:table-cell table:style-name="Opcodes.F2" office:value-type="string">
            <text:p text:style-name="Table_20_Contents">--</text:p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all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all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Ret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-Machid-</text:p>
            <text:p text:style-name="Table_20_Contents">machine id</text:p>
          </table:table-cell>
          <table:table-cell table:style-name="Opcodes.A2" office:value-type="string">
            <text:p text:style-name="Table_20_Contents">-return store-</text:p>
          </table:table-cell>
          <table:table-cell table:style-name="Opcodes.A2" office:value-type="string">
            <text:p text:style-name="Table_20_Contents">-function-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--</text:p>
          </table:table-cell>
          <table:table-cell table:style-name="Opcodes.F2" office:value-type="string">
            <text:p text:style-name="Table_20_Contents">--</text:p>
          </table:table-cell>
        </table:table-row>
        <table:table-row>
          <table:table-cell table:style-name="Opcodes.A2" office:value-type="string">
            <text:p text:style-name="Table_20_Contents">Machi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1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Hlt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F4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creation-date>2008-09-26T09:09:20</meta:creation-date>
    <dc:date>2008-09-27T17:47:14</dc:date>
    <meta:editing-cycles>18</meta:editing-cycles>
    <meta:editing-duration>PT5H24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0" meta:paragraph-count="718" meta:word-count="1012" meta:character-count="3830"/>
  </office:meta>
</office:document-meta>
</file>